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progressive moniker. Words are not dead little things that unscrupulous discharge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25:18Z</meta:creation-date>
    <dc:date>2023-02-05T06:25:18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